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ffff" draw:fill="solid" draw:fill-color="#99ff66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cccc" draw:textarea-vertical-align="middle"/>
    </style:style>
    <style:style style:name="gr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1" draw:id="id11" draw:layer="layout" svg:width="3.042cm" svg:height="0.915cm" svg:x="5.7cm" svg:y="2cm">
          <text:p text:style-name="P1"><text:span text:style-name="T1">Initialisation</text:span></text:p>
        </draw:rect>
        <draw:custom-shape draw:style-name="gr2" draw:text-style-name="P2" xml:id="id1" draw:id="id1" draw:layer="layout" svg:width="3.152cm" svg:height="1.829cm" svg:x="5.648cm" svg:y="4.173cm">
          <text:p text:style-name="P1"><text:span text:style-name="T1">Boucle infini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3" draw:text-style-name="P2" xml:id="id2" draw:id="id2" draw:layer="layout" svg:width="3.212cm" svg:height="2.173cm" svg:x="5.686cm" svg:y="7.26cm">
          <text:p text:style-name="P1"><text:span text:style-name="T1">INIT</text:span></text:p>
        </draw:ellipse>
        <draw:ellipse draw:style-name="gr3" draw:text-style-name="P2" xml:id="id4" draw:id="id4" draw:layer="layout" svg:width="3.212cm" svg:height="2.173cm" svg:x="5.686cm" svg:y="9.89cm">
          <text:p text:style-name="P1"><text:span text:style-name="T1">GROUND</text:span></text:p>
        </draw:ellipse>
        <draw:ellipse draw:style-name="gr3" draw:text-style-name="P2" xml:id="id8" draw:id="id8" draw:layer="layout" svg:width="3.212cm" svg:height="2.173cm" svg:x="5.686cm" svg:y="12.749cm">
          <text:p text:style-name="P1"><text:span text:style-name="T1">FLYING</text:span></text:p>
        </draw:ellipse>
        <draw:ellipse draw:style-name="gr3" draw:text-style-name="P2" xml:id="id13" draw:id="id13" draw:layer="layout" svg:width="3.212cm" svg:height="2.173cm" svg:x="5.686cm" svg:y="16.408cm">
          <text:p text:style-name="P1"><text:span text:style-name="T1">SEPARATED</text:span></text:p>
        </draw:ellipse>
        <draw:ellipse draw:style-name="gr3" draw:text-style-name="P2" xml:id="id16" draw:id="id16" draw:layer="layout" svg:width="3.212cm" svg:height="2.172cm" svg:x="5.686cm" svg:y="19.153cm">
          <text:p text:style-name="P1"><text:span text:style-name="T1">OPEN</text:span></text:p>
        </draw:ellipse>
        <draw:ellipse draw:style-name="gr3" draw:text-style-name="P2" xml:id="id9" draw:id="id9" draw:layer="layout" svg:width="3.212cm" svg:height="2.173cm" svg:x="5.686cm" svg:y="21.897cm">
          <text:p text:style-name="P1"><text:span text:style-name="T1">ERROR</text:span></text:p>
        </draw:ellipse>
        <draw:connector draw:style-name="gr4" draw:text-style-name="P1" draw:layer="layout" svg:x1="7.224cm" svg:y1="6.002cm" svg:x2="7.292cm" svg:y2="7.26cm" draw:start-shape="id1" draw:start-glue-point="6" draw:end-shape="id2" draw:end-glue-point="0" svg:d="M7224 6002v629h68v629">
          <text:p/>
        </draw:connector>
        <draw:custom-shape draw:style-name="gr2" draw:text-style-name="P2" xml:id="id3" draw:id="id3" draw:layer="layout" svg:width="4.103cm" svg:height="2.287cm" svg:x="0.4cm" svg:y="7.146cm">
          <text:p text:style-name="P1"><text:span text:style-name="T1">Ombilical branché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686cm" svg:y1="8.346cm" svg:x2="4.503cm" svg:y2="8.29cm" draw:start-shape="id2" draw:start-glue-point="3" draw:end-shape="id3" draw:end-glue-point="7" svg:d="M5686 8346h-591v-56h-592">
          <text:p/>
        </draw:connector>
        <draw:connector draw:style-name="gr4" draw:text-style-name="P1" draw:layer="layout" svg:x1="2.452cm" svg:y1="9.433cm" svg:x2="5.686cm" svg:y2="10.976cm" draw:start-shape="id3" draw:start-glue-point="6" draw:end-shape="id4" svg:d="M2452 9433v1543h3234">
          <text:p/>
        </draw:connector>
        <draw:connector draw:style-name="gr4" draw:text-style-name="P1" draw:layer="layout" svg:x1="2.452cm" svg:y1="9.433cm" svg:x2="5.5cm" svg:y2="25.613cm" draw:start-shape="id3" draw:start-glue-point="6" draw:end-shape="id5" draw:end-glue-point="3" svg:d="M2452 9433v16180h3048">
          <text:p/>
        </draw:connector>
        <draw:ellipse draw:style-name="gr3" draw:text-style-name="P2" xml:id="id5" draw:id="id5" draw:layer="layout" svg:width="3.9cm" svg:height="2.173cm" svg:x="5.5cm" svg:y="24.527cm">
          <text:p text:style-name="P1"><text:span text:style-name="T1">GROUND_CONFIG</text:span></text:p>
        </draw:ellipse>
        <draw:rect draw:style-name="gr5" draw:text-style-name="P2" xml:id="id7" draw:id="id7" draw:layer="layout" svg:width="5.248cm" svg:height="1.372cm" svg:x="15.152cm" svg:y="10.005cm">
          <text:p text:style-name="P1"><text:span text:style-name="T1">Ouvrir/fermer séparation si</text:span></text:p>
          <text:p text:style-name="P1"><text:span text:style-name="T1">appui sur le bouton</text:span></text:p>
        </draw:rect>
        <draw:custom-shape draw:style-name="gr2" draw:text-style-name="P2" xml:id="id6" draw:id="id6" draw:layer="layout" svg:width="4.106cm" svg:height="2.287cm" svg:x="10.2cm" svg:y="9.547cm">
          <text:p text:style-name="P1"><text:span text:style-name="T1">Ombilical débranché ?</text:span></text:p>
          <text:p text:style-name="P1"><text:span text:style-name="T1">Et séparation fermé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898cm" svg:y1="10.976cm" svg:x2="10.2cm" svg:y2="10.691cm" draw:start-shape="id4" draw:start-glue-point="1" draw:end-shape="id6" draw:end-glue-point="5" svg:d="M8898 10976h631v-285h671">
          <text:p/>
        </draw:connector>
        <draw:connector draw:style-name="gr4" draw:text-style-name="P1" draw:layer="layout" svg:x1="14.306cm" svg:y1="10.691cm" svg:x2="15.152cm" svg:y2="10.691cm" draw:start-shape="id6" draw:start-glue-point="7" draw:end-shape="id7" draw:end-glue-point="3" svg:d="M14306 10691h846">
          <text:p/>
        </draw:connector>
        <draw:connector draw:style-name="gr6" draw:text-style-name="P1" draw:layer="layout" draw:line-skew="-2.823cm" svg:x1="12.253cm" svg:y1="11.834cm" svg:x2="5.686cm" svg:y2="13.835cm" draw:start-shape="id6" draw:start-glue-point="6" draw:end-shape="id8" draw:end-glue-point="3" svg:d="M12253 11834v766h-7068v1235h501">
          <text:p/>
        </draw:connector>
        <draw:connector draw:style-name="gr7" draw:text-style-name="P1" draw:layer="layout" draw:line-skew="-4.566cm -1.285cm" svg:x1="12.253cm" svg:y1="11.834cm" svg:x2="5.686cm" svg:y2="22.983cm" draw:start-shape="id6" draw:start-glue-point="6" draw:end-shape="id9" draw:end-glue-point="3" svg:d="M12253 11834v466h-8353v10683h1786">
          <text:p/>
        </draw:connector>
        <draw:custom-shape draw:style-name="gr2" draw:text-style-name="P3" xml:id="id10" draw:id="id10" draw:layer="layout" svg:width="3.803cm" svg:height="2.516cm" svg:x="15.321cm" svg:y="11.834cm">
          <text:p text:style-name="P1"><text:span text:style-name="T2">On vérifie si la </text:span></text:p>
          <text:p text:style-name="P1"><text:span text:style-name="T2">date de séparation</text:span></text:p>
          <text:p text:style-name="P1"><text:span text:style-name="T2"><text:s/></text:span><text:span text:style-name="T2">est passé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898cm" svg:y1="13.835cm" svg:x2="15.321cm" svg:y2="13.092cm" draw:start-shape="id8" draw:start-glue-point="1" draw:end-shape="id10" draw:end-glue-point="5" svg:d="M8898 13835h3211v-743h3212">
          <text:p/>
        </draw:connector>
        <draw:connector draw:style-name="gr4" draw:text-style-name="P1" draw:layer="layout" svg:x1="7.221cm" svg:y1="2.915cm" svg:x2="7.224cm" svg:y2="4.173cm" draw:start-shape="id11" draw:start-glue-point="2" draw:end-shape="id1" draw:end-glue-point="4" svg:d="M7221 2915v629h3v629">
          <text:p/>
        </draw:connector>
        <draw:rect draw:style-name="gr5" draw:text-style-name="P2" xml:id="id12" draw:id="id12" draw:layer="layout" svg:width="4.648cm" svg:height="1.372cm" svg:x="11.18cm" svg:y="14.579cm">
          <text:p text:style-name="P1"><text:span text:style-name="T1">Ouverture séparation</text:span></text:p>
        </draw:rect>
        <draw:connector draw:style-name="gr8" draw:text-style-name="P1" draw:layer="layout" svg:x1="17.223cm" svg:y1="14.35cm" svg:x2="15.828cm" svg:y2="15.265cm" draw:start-shape="id10" draw:start-glue-point="6" draw:end-shape="id12" svg:d="M17223 14350v915h-1395">
          <text:p/>
        </draw:connector>
        <draw:connector draw:style-name="gr4" draw:text-style-name="P1" draw:layer="layout" svg:x1="11.18cm" svg:y1="15.265cm" svg:x2="5.686cm" svg:y2="17.494cm" draw:start-shape="id12" draw:start-glue-point="3" draw:end-shape="id13" draw:end-glue-point="3" svg:d="M11180 15265h-5995v2229h501">
          <text:p/>
        </draw:connector>
        <draw:custom-shape draw:style-name="gr2" draw:text-style-name="P3" xml:id="id14" draw:id="id14" draw:layer="layout" svg:width="4.475cm" svg:height="2.515cm" svg:x="11.625cm" svg:y="16.18cm">
          <text:p text:style-name="P1"><text:span text:style-name="T2">On vérifie si la date de</text:span></text:p>
          <text:p text:style-name="P1"><text:span text:style-name="T2">Lancement du parachute</text:span></text:p>
          <text:p text:style-name="P1"><text:span text:style-name="T2">est passée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898cm" svg:y1="17.494cm" svg:x2="11.625cm" svg:y2="17.437cm" draw:start-shape="id13" draw:start-glue-point="1" draw:end-shape="id14" svg:d="M8898 17494h1363v-57h1364">
          <text:p/>
        </draw:connector>
        <draw:rect draw:style-name="gr5" draw:text-style-name="P2" xml:id="id15" draw:id="id15" draw:layer="layout" svg:width="4.649cm" svg:height="1.373cm" svg:x="11.602cm" svg:y="19.381cm">
          <text:p text:style-name="P1"><text:span text:style-name="T1">Lancement parachute</text:span></text:p>
        </draw:rect>
        <draw:connector draw:style-name="gr8" draw:text-style-name="P1" draw:layer="layout" svg:x1="13.863cm" svg:y1="18.695cm" svg:x2="13.926cm" svg:y2="19.381cm" draw:start-shape="id14" draw:start-glue-point="6" draw:end-shape="id15" draw:end-glue-point="0" svg:d="M13863 18695v343h63v343">
          <text:p/>
        </draw:connector>
        <draw:connector draw:style-name="gr4" draw:text-style-name="P1" draw:layer="layout" svg:x1="11.602cm" svg:y1="20.067cm" svg:x2="5.686cm" svg:y2="20.239cm" draw:start-shape="id15" draw:start-glue-point="3" draw:end-shape="id16" draw:end-glue-point="3" svg:d="M11602 20067h-1352v-1415h-5065v1587h501">
          <text:p/>
        </draw:connector>
        <draw:rect draw:style-name="gr5" draw:text-style-name="P2" xml:id="id17" draw:id="id17" draw:layer="layout" svg:width="4.647cm" svg:height="1.373cm" svg:x="11.772cm" svg:y="24.87cm">
          <text:p text:style-name="P1"><text:span text:style-name="T1">Ouverture/fermeture</text:span></text:p>
          <text:p text:style-name="P1"><text:span text:style-name="T1">Séparation/parachute</text:span></text:p>
        </draw:rect>
        <draw:connector draw:style-name="gr4" draw:text-style-name="P1" draw:layer="layout" svg:x1="9.4cm" svg:y1="25.613cm" svg:x2="11.772cm" svg:y2="25.556cm" draw:start-shape="id5" draw:start-glue-point="1" draw:end-shape="id17" svg:d="M9400 25613h1186v-57h11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0T18:01:42.17</meta:creation-date>
    <dc:date>2020-04-01T17:37:08.90</dc:date>
    <meta:editing-duration>PT1M34S</meta:editing-duration>
    <meta:editing-cycles>2</meta:editing-cycles>
    <meta:generator>OpenOffice/4.1.5$Win32 OpenOffice.org_project/415m1$Build-9789</meta:generator>
    <meta:document-statistic meta:object-count="33"/>
  </office:meta>
</office:document-meta>
</file>